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scendantNodeJoinConditionImpl.getDescendantSelecto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cendantNodeJoinConditionImpl.getAncestorSelecto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cendantNodeJoinConditionImpl.accept( QOMTreeVisitor visitor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cendantNodeJoinConditionImpl.DescendantNodeJoinConditionImpl( NamePathResolver resolver , Name descendantSelectorName , Name ancestorSelecto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